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50517" fo:font-size="10.5500001907349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050517" fo:font-size="10.5500001907349pt" fo:letter-spacing="normal" fo:font-style="normal" style:text-underline-style="none" fo:font-weight="normal" officeooo:rsid="000eca76" officeooo:paragraph-rsid="000eca76"/>
    </style:style>
    <style:style style:name="P4" style:family="paragraph" style:parent-style-name="Preformatted_20_Text">
      <style:text-properties fo:font-variant="normal" fo:text-transform="none" fo:color="#050517" fo:font-size="10.5500001907349pt" fo:letter-spacing="normal" fo:font-style="normal" style:text-underline-style="none" fo:font-weight="normal" officeooo:rsid="000ecf90" officeooo:paragraph-rsid="000ecf90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50517" fo:font-size="8pt" fo:letter-spacing="normal" style:font-size-asian="8pt" style:font-size-complex="8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50517" fo:font-size="8pt" fo:letter-spacing="normal" fo:font-style="normal" fo:font-weight="normal" style:font-size-asian="8pt" style:font-size-complex="8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ff0000" fo:font-size="10.5500001907349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9" style:family="paragraph" style:parent-style-name="Preformatted_20_Text">
      <style:paragraph-properties fo:margin-top="0in" fo:margin-bottom="0.1965in" loext:contextual-spacing="false" fo:orphans="2" fo:widows="2"/>
    </style:style>
    <style:style style:name="P10" style:family="paragraph" style:parent-style-name="Preformatted_20_Text">
      <style:paragraph-properties fo:margin-top="0in" fo:margin-bottom="0in" loext:contextual-spacing="true" fo:line-height="100%" fo:padding="0.0201in" fo:border="0.06pt solid #ffa6a6" style:shadow="#ffd7d7 0.0693in 0.0693in"/>
      <style:text-properties style:text-underline-style="solid" style:text-underline-width="auto" style:text-underline-color="font-color" officeooo:rsid="000eca76" officeooo:paragraph-rsid="000eca76"/>
    </style:style>
    <style:style style:name="P11" style:family="paragraph" style:parent-style-name="Preformatted_20_Text">
      <style:paragraph-properties fo:margin-top="0in" fo:margin-bottom="0in" loext:contextual-spacing="true" fo:line-height="100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12" style:family="paragraph" style:parent-style-name="Preformatted_20_Text">
      <style:paragraph-properties fo:margin-top="0in" fo:margin-bottom="0in" loext:contextual-spacing="true" fo:line-height="100%" fo:orphans="2" fo:widows="2" fo:padding="0.0201in" fo:border="0.06pt solid #ffa6a6" style:shadow="#ffd7d7 0.0693in 0.0693in"/>
      <style:text-properties style:font-name="Liberation Serif" fo:font-size="10pt" style:text-underline-style="none" style:font-size-asian="10pt" style:font-size-complex="10pt"/>
    </style:style>
    <style:style style:name="P13" style:family="paragraph" style:parent-style-name="Preformatted_20_Text">
      <style:paragraph-properties fo:margin-top="0.0398in" fo:margin-bottom="0.0398in" loext:contextual-spacing="true" fo:line-height="100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14" style:family="paragraph" style:parent-style-name="Preformatted_20_Text">
      <style:paragraph-properties fo:margin-top="0.0398in" fo:margin-bottom="0.0398in" loext:contextual-spacing="true" fo:line-height="100%" fo:orphans="2" fo:widows="2" fo:padding="0.0201in" fo:border="0.06pt solid #ffa6a6" style:shadow="#ffd7d7 0.0693in 0.0693in"/>
      <style:text-properties style:font-name="Liberation Serif" fo:font-size="10pt" style:text-underline-style="none" style:font-size-asian="10pt" style:font-size-complex="10pt"/>
    </style:style>
    <style:style style:name="P15" style:family="paragraph" style:parent-style-name="Preformatted_20_Text">
      <style:paragraph-properties fo:margin-top="0.0398in" fo:margin-bottom="0.0398in" loext:contextual-spacing="true" fo:line-height="100%" fo:orphans="2" fo:widows="2" fo:padding="0.0201in" fo:border="0.06pt solid #ffa6a6" style:shadow="#ffd7d7 0.0693in 0.0693in"/>
      <style:text-properties officeooo:paragraph-rsid="000eca76"/>
    </style:style>
    <style:style style:name="P16" style:family="paragraph" style:parent-style-name="Preformatted_20_Text">
      <style:paragraph-properties fo:margin-top="0.1189in" fo:margin-bottom="0.1189in" loext:contextual-spacing="true" fo:line-height="100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style:text-underline-style="none" officeooo:rsid="000eca76" officeooo:paragraph-rsid="000eca76"/>
    </style:style>
    <style:style style:name="P18" style:family="paragraph" style:parent-style-name="Standard">
      <style:text-properties style:text-underline-style="none" officeooo:rsid="000ecf90" officeooo:paragraph-rsid="000ecf90"/>
    </style:style>
    <style:style style:name="P19" style:family="paragraph" style:parent-style-name="Standard">
      <style:text-properties style:text-underline-style="none" officeooo:rsid="001010d4" officeooo:paragraph-rsid="001010d4"/>
    </style:style>
    <style:style style:name="P20" style:family="paragraph" style:parent-style-name="Standard">
      <style:text-properties style:text-underline-style="none" officeooo:rsid="001010d4" officeooo:paragraph-rsid="00138adb"/>
    </style:style>
    <style:style style:name="P21" style:family="paragraph" style:parent-style-name="Standard">
      <style:text-properties style:text-underline-style="none" officeooo:rsid="001303c1" officeooo:paragraph-rsid="001303c1"/>
    </style:style>
    <style:style style:name="P22" style:family="paragraph" style:parent-style-name="Standard">
      <style:text-properties fo:font-variant="normal" fo:text-transform="none" fo:color="#050517" fo:font-size="10.5500001907349pt" fo:letter-spacing="normal" fo:font-style="italic" style:text-underline-style="none" fo:font-weight="normal" officeooo:rsid="000ed450" officeooo:paragraph-rsid="000ed450" style:font-style-asian="italic" style:font-style-complex="italic"/>
    </style:style>
    <style:style style:name="P23" style:family="paragraph" style:parent-style-name="Standard">
      <style:text-properties fo:font-variant="normal" fo:text-transform="none" fo:color="#050517" fo:font-size="10.5500001907349pt" fo:letter-spacing="normal" fo:font-style="italic" style:text-underline-style="none" fo:font-weight="normal" officeooo:rsid="001010d4" officeooo:paragraph-rsid="00138adb" style:font-style-asian="italic" style:font-style-complex="italic"/>
    </style:style>
    <style:style style:name="P24" style:family="paragraph" style:parent-style-name="Standard">
      <style:text-properties fo:color="#729fcf" officeooo:rsid="000eca76" officeooo:paragraph-rsid="000eca76" fo:background-color="transparent"/>
    </style:style>
    <style:style style:name="P25" style:family="paragraph" style:parent-style-name="Text_20_body">
      <style:text-properties fo:font-variant="normal" fo:text-transform="none" fo:color="#050517" style:font-name="serif" fo:font-size="10.5500001907349pt" fo:letter-spacing="normal" fo:font-style="normal" style:text-underline-style="none" fo:font-weight="normal" officeooo:rsid="000eca76" officeooo:paragraph-rsid="000eca76"/>
    </style:style>
    <style:style style:name="P26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050517" fo:font-size="10pt" fo:letter-spacing="normal" fo:font-style="italic" style:text-underline-style="none" fo:font-weight="normal" officeooo:rsid="000ed450" officeooo:paragraph-rsid="000ed450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c9211e" fo:font-size="10pt" fo:letter-spacing="normal" fo:font-style="italic" style:text-underline-style="none" fo:font-weight="normal" officeooo:rsid="000ed450" officeooo:paragraph-rsid="000ed450" style:font-size-asian="10pt" style:font-style-asian="italic" style:font-size-complex="10pt" style:font-style-complex="italic"/>
    </style:style>
    <style:style style:name="P2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50517" fo:font-size="8pt" fo:letter-spacing="normal" fo:font-style="normal" fo:font-weight="normal" style:font-size-asian="8pt" style:font-size-complex="8pt"/>
    </style:style>
    <style:style style:name="P2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50517" fo:font-size="10.5500001907349pt" fo:letter-spacing="normal" fo:font-style="normal" fo:font-weight="normal"/>
    </style:style>
    <style:style style:name="P30" style:family="paragraph" style:parent-style-name="Heading_20_1">
      <style:text-properties fo:color="#729fcf" fo:background-color="transparent"/>
    </style:style>
    <style:style style:name="P31" style:family="paragraph" style:parent-style-name="Heading_20_3">
      <style:text-properties fo:color="#729fcf"/>
    </style:style>
    <style:style style:name="P32" style:family="paragraph" style:parent-style-name="Heading_20_3" style:list-style-name="">
      <style:text-properties fo:color="#729fcf"/>
    </style:style>
    <style:style style:name="P33" style:family="paragraph" style:parent-style-name="Heading_20_3">
      <style:paragraph-properties fo:break-before="page"/>
      <style:text-properties fo:color="#729fcf"/>
    </style:style>
    <style:style style:name="P34" style:family="paragraph" style:parent-style-name="Standard">
      <style:text-properties fo:color="#ff0000" style:text-underline-style="none" officeooo:rsid="001303c1" officeooo:paragraph-rsid="001303c1"/>
    </style:style>
    <style:style style:name="P35" style:family="paragraph" style:parent-style-name="Standard">
      <style:text-properties fo:color="#c9211e" fo:font-size="11pt" style:text-underline-style="none" officeooo:rsid="000ecf90" officeooo:paragraph-rsid="000ecf90" style:font-size-asian="11pt" style:font-size-complex="11pt"/>
    </style:style>
    <style:style style:name="P36" style:family="paragraph" style:parent-style-name="Standard">
      <style:text-properties fo:color="#c9211e" fo:font-size="11pt" style:text-underline-style="none" officeooo:rsid="000ecf90" officeooo:paragraph-rsid="0012a801" style:font-size-asian="11pt" style:font-size-complex="11pt"/>
    </style:style>
    <style:style style:name="P37" style:family="paragraph" style:parent-style-name="Standard">
      <style:text-properties fo:font-variant="normal" fo:text-transform="none" fo:color="#c9211e" fo:font-size="10.5500001907349pt" fo:letter-spacing="normal" fo:font-style="normal" style:text-underline-style="none" fo:font-weight="normal" officeooo:rsid="0012a801" officeooo:paragraph-rsid="00138adb" style:font-style-asian="normal" style:font-style-complex="normal"/>
    </style:style>
    <style:style style:name="P38" style:family="paragraph" style:parent-style-name="Standard">
      <style:text-properties fo:font-variant="normal" fo:text-transform="none" fo:color="#050517" fo:font-size="10.5500001907349pt" fo:letter-spacing="normal" fo:font-style="italic" style:text-underline-style="none" fo:font-weight="normal" officeooo:rsid="001010d4" officeooo:paragraph-rsid="000ed450" style:font-style-asian="italic" style:font-style-complex="italic"/>
    </style:style>
    <style:style style:name="P39" style:family="paragraph" style:parent-style-name="Standard">
      <style:text-properties style:text-underline-style="none" officeooo:rsid="001010d4" officeooo:paragraph-rsid="001010d4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8f5902" style:font-name="Liberation Serif" fo:font-size="10pt" fo:letter-spacing="normal" fo:font-style="italic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050517" fo:font-size="10.5500001907349pt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050517" fo:font-size="10.5500001907349pt" fo:letter-spacing="normal" fo:font-style="italic" fo:font-weight="normal" officeooo:rsid="00138adb" style:font-style-asian="italic" style:font-style-complex="italic"/>
    </style:style>
    <style:style style:name="T5" style:family="text">
      <style:text-properties fo:font-variant="normal" fo:text-transform="none" fo:color="#050517" style:font-name="Liberation Serif" fo:font-size="10pt" fo:letter-spacing="normal" fo:font-style="normal" style:text-underline-style="none" fo:font-weight="normal" style:font-size-asian="10pt" style:font-size-complex="10pt"/>
    </style:style>
    <style:style style:name="T6" style:family="text">
      <style:text-properties fo:font-variant="normal" fo:text-transform="none" fo:color="#050517" style:font-name="Liberation Serif" fo:font-size="10pt" fo:letter-spacing="normal" fo:font-style="normal" style:text-underline-style="none" fo:font-weight="normal" officeooo:rsid="000eca76" style:font-size-asian="10pt" style:font-size-complex="10pt"/>
    </style:style>
    <style:style style:name="T7" style:family="text">
      <style:text-properties fo:font-variant="normal" fo:text-transform="none" fo:color="#050517" style:font-name="Liberation Serif" fo:font-size="10pt" fo:letter-spacing="normal" style:text-underline-style="none" style:font-size-asian="10pt" style:font-size-complex="10pt"/>
    </style:style>
    <style:style style:name="T8" style:family="text">
      <style:text-properties fo:font-variant="normal" fo:text-transform="none" fo:color="#050517" fo:font-size="8pt" fo:letter-spacing="normal" fo:font-style="normal" fo:font-weight="normal" style:font-size-asian="8pt" style:font-size-complex="8pt"/>
    </style:style>
    <style:style style:name="T9" style:family="text">
      <style:text-properties fo:font-variant="normal" fo:text-transform="none" fo:color="#050517" fo:font-size="8pt" fo:letter-spacing="normal" style:font-size-asian="8pt" style:font-size-complex="8pt"/>
    </style:style>
    <style:style style:name="T10" style:family="text">
      <style:text-properties fo:font-variant="normal" fo:text-transform="none" fo:color="#204a87" style:font-name="Liberation Serif" fo:font-size="10pt" fo:letter-spacing="normal" fo:font-style="normal" style:text-underline-style="none" fo:font-weight="bold" style:font-size-asian="10pt" style:font-size-complex="10pt"/>
    </style:style>
    <style:style style:name="T11" style:family="text">
      <style:text-properties fo:font-variant="normal" fo:text-transform="none" fo:color="#204a87" style:font-name="Liberation Serif" fo:font-size="10pt" fo:letter-spacing="normal" fo:font-style="normal" style:text-underline-style="none" fo:font-weight="normal" style:font-size-asian="10pt" style:font-size-complex="10pt"/>
    </style:style>
    <style:style style:name="T12" style:family="text">
      <style:text-properties fo:font-variant="normal" fo:text-transform="none" fo:color="#4e9a06" style:font-name="Liberation Serif" fo:font-size="10pt" fo:letter-spacing="normal" fo:font-style="normal" style:text-underline-style="none" fo:font-weight="normal" style:font-size-asian="10pt" style:font-size-complex="10pt"/>
    </style:style>
    <style:style style:name="T13" style:family="text">
      <style:text-properties fo:font-variant="normal" fo:text-transform="none" fo:color="#0000cf" style:font-name="Liberation Serif" fo:font-size="10pt" fo:letter-spacing="normal" fo:font-style="normal" style:text-underline-style="none" fo:font-weight="normal" style:font-size-asian="10pt" style:font-size-complex="10pt"/>
    </style:style>
    <style:style style:name="T14" style:family="text">
      <style:text-properties fo:color="#ff0000"/>
    </style:style>
    <style:style style:name="T15" style:family="text">
      <style:text-properties officeooo:rsid="0012a801"/>
    </style:style>
    <style:style style:name="T1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902*" fo:start-indent="0in" fo:end-indent="0.0898in"/>
          <style:column style:rel-width="6069*" fo:start-indent="0.089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781*" fo:start-indent="0in" fo:end-indent="0.1in"/>
          <style:column style:rel-width="5817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5">Day 12 - </text:span>Nested Loops:</text:h>
      <text:p text:style-name="P24"/>
      <text:section text:style-name="Sect1" text:name="Section1">
        <text:p text:style-name="P10"><text:bookmark text:name="cb1-1"/><text:span text:style-name="Source_20_Text"><text:span text:style-name="T2">#include </text:span></text:span><text:span text:style-name="Source_20_Text"><text:span text:style-name="T5">&lt;iostream&gt;</text:span></text:span></text:p>
        <text:p text:style-name="P11"><text:bookmark text:name="cb1-2"/><text:span text:style-name="Source_20_Text"><text:span text:style-name="T10">using</text:span></text:span><text:span text:style-name="Source_20_Text"><text:span text:style-name="T5"> </text:span></text:span><text:span text:style-name="Source_20_Text"><text:span text:style-name="T10">namespace</text:span></text:span><text:span text:style-name="Source_20_Text"><text:span text:style-name="T5"> std;</text:span></text:span></text:p>
        <text:p text:style-name="P12"><text:bookmark text:name="cb1-3"/></text:p>
        <text:p text:style-name="P11"><text:bookmark text:name="cb1-4"/><text:span text:style-name="Source_20_Text"><text:span text:style-name="T11">int</text:span></text:span><text:span text:style-name="Source_20_Text"><text:span text:style-name="T5"> main()</text:span></text:span><text:bookmark text:name="cb1-5"/><text:span text:style-name="Source_20_Text"><text:span text:style-name="T5"> {</text:span></text:span></text:p>
        <text:p text:style-name="P11"><text:bookmark text:name="cb1-6"/><text:span text:style-name="Source_20_Text"><text:span text:style-name="T7"><text:s text:c="4"/></text:span></text:span><text:span text:style-name="Source_20_Text"><text:span text:style-name="T2">// Get n from user</text:span></text:span></text:p>
        <text:p text:style-name="P11"><text:bookmark text:name="cb1-7"/><text:span text:style-name="Source_20_Text"><text:span text:style-name="T7"><text:s text:c="4"/></text:span></text:span><text:span text:style-name="Source_20_Text"><text:span text:style-name="T11">int</text:span></text:span><text:span text:style-name="Source_20_Text"><text:span text:style-name="T5"> n;</text:span></text:span></text:p>
        <text:p text:style-name="P16"><text:bookmark text:name="cb1-8"/><text:span text:style-name="Source_20_Text"><text:span text:style-name="T7"><text:s text:c="4"/></text:span></text:span><text:span text:style-name="Source_20_Text"><text:span text:style-name="T5">cout &lt;&lt; </text:span></text:span><text:span text:style-name="Source_20_Text"><text:span text:style-name="T12">"Please enter n: "</text:span></text:span><text:span text:style-name="Source_20_Text"><text:span text:style-name="T5">;</text:span></text:span></text:p>
        <text:p text:style-name="P11"><text:bookmark text:name="cb1-9"/><text:span text:style-name="Source_20_Text"><text:span text:style-name="T7"><text:s text:c="4"/></text:span></text:span><text:span text:style-name="Source_20_Text"><text:span text:style-name="T5">cin &gt;&gt; n;</text:span></text:span></text:p>
        <text:p text:style-name="P12"><text:bookmark text:name="cb1-10"/></text:p>
        <text:p text:style-name="P13"><text:bookmark text:name="cb1-11"/><text:span text:style-name="Source_20_Text"><text:span text:style-name="T7"><text:s text:c="4"/></text:span></text:span><text:span text:style-name="Source_20_Text"><text:span text:style-name="T2">// print square</text:span></text:span></text:p>
        <text:p text:style-name="P13"><text:bookmark text:name="cb1-12"/><text:span text:style-name="Source_20_Text"><text:span text:style-name="T7"><text:s text:c="4"/></text:span></text:span><text:span text:style-name="Source_20_Text"><text:span text:style-name="T10">for</text:span></text:span><text:span text:style-name="Source_20_Text"><text:span text:style-name="T5">(</text:span></text:span><text:span text:style-name="Source_20_Text"><text:span text:style-name="T11">int</text:span></text:span><text:span text:style-name="Source_20_Text"><text:span text:style-name="T5"> i = </text:span></text:span><text:span text:style-name="Source_20_Text"><text:span text:style-name="T13">0</text:span></text:span><text:span text:style-name="Source_20_Text"><text:span text:style-name="T5">; i &lt; n; i++</text:span></text:span><text:bookmark text:name="cb1-13"/><text:span text:style-name="Source_20_Text"><text:span text:style-name="T6">) </text:span></text:span><text:span text:style-name="Source_20_Text"><text:span text:style-name="T5">{</text:span></text:span></text:p>
        <text:p text:style-name="P13"><text:bookmark text:name="cb1-14"/><text:span text:style-name="Source_20_Text"><text:span text:style-name="T7"><text:s text:c="8"/></text:span></text:span><text:span text:style-name="Source_20_Text"><text:span text:style-name="T10">for</text:span></text:span><text:span text:style-name="Source_20_Text"><text:span text:style-name="T5">(</text:span></text:span><text:span text:style-name="Source_20_Text"><text:span text:style-name="T11">int</text:span></text:span><text:span text:style-name="Source_20_Text"><text:span text:style-name="T5"> j = </text:span></text:span><text:span text:style-name="Source_20_Text"><text:span text:style-name="T13">0</text:span></text:span><text:span text:style-name="Source_20_Text"><text:span text:style-name="T5">; j &lt; n; j++) </text:span></text:span><text:bookmark text:name="cb1-15"/><text:span text:style-name="Source_20_Text"><text:span text:style-name="T6">{</text:span></text:span></text:p>
        <text:p text:style-name="P13"><text:bookmark text:name="cb1-16"/><text:span text:style-name="Source_20_Text"><text:span text:style-name="T7"><text:s text:c="12"/></text:span></text:span><text:span text:style-name="Source_20_Text"><text:span text:style-name="T5">cout &lt;&lt; </text:span></text:span><text:span text:style-name="Source_20_Text"><text:span text:style-name="T12">"* "</text:span></text:span><text:span text:style-name="Source_20_Text"><text:span text:style-name="T5">;</text:span></text:span></text:p>
        <text:p text:style-name="P13"><text:bookmark text:name="cb1-17"/><text:span text:style-name="Source_20_Text"><text:span text:style-name="T7"><text:s text:c="8"/></text:span></text:span><text:span text:style-name="Source_20_Text"><text:span text:style-name="T5">}</text:span></text:span></text:p>
        <text:p text:style-name="P13"><text:bookmark text:name="cb1-18"/><text:span text:style-name="Source_20_Text"><text:span text:style-name="T7"><text:s text:c="8"/></text:span></text:span><text:span text:style-name="Source_20_Text"><text:span text:style-name="T5">cout &lt;&lt; endl;</text:span></text:span></text:p>
        <text:p text:style-name="P13"><text:bookmark text:name="cb1-19"/><text:span text:style-name="Source_20_Text"><text:span text:style-name="T7"><text:s text:c="4"/></text:span></text:span><text:span text:style-name="Source_20_Text"><text:span text:style-name="T5">}</text:span></text:span></text:p>
        <text:p text:style-name="P14"><text:bookmark text:name="cb1-20"/></text:p>
        <text:p text:style-name="P15"><text:bookmark text:name="cb1-21"/><text:span text:style-name="Source_20_Text"><text:span text:style-name="T7"><text:s text:c="4"/></text:span></text:span><text:span text:style-name="Source_20_Text"><text:span text:style-name="T10">return</text:span></text:span><text:span text:style-name="Source_20_Text"><text:span text:style-name="T5"> </text:span></text:span><text:span text:style-name="Source_20_Text"><text:span text:style-name="T13">0</text:span></text:span><text:span text:style-name="Source_20_Text"><text:span text:style-name="T5">;</text:span></text:span><text:bookmark text:name="cb1-22"/><text:span text:style-name="Source_20_Text"><text:span text:style-name="T5"> <text:s/></text:span></text:span></text:p>
        <text:p text:style-name="P15"><text:span text:style-name="Source_20_Text"><text:span text:style-name="T5">}</text:span>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section text:style-name="Sect2" text:name="Section2">
        <text:h text:style-name="P31" text:outline-level="3"><text:soft-page-break/>Printing a Hankel Matrix:</text:h>
        <text:p text:style-name="P17"/>
        <text:p text:style-name="P25">The Hankel matrix defined by the numbers 1, 2, …, 2n-1 is</text:p>
        <text:p text:style-name="P8"><text:span text:style-name="Source_20_Text"><text:span text:style-name="T8">1 <text:s text:c="2"/>2 <text:s text:c="4"/>3 <text:s text:c="5"/>... <text:s text:c="2"/>n</text:span></text:span></text:p>
        <text:p text:style-name="P1"><text:span text:style-name="Source_20_Text"><text:span text:style-name="T8">2 <text:s text:c="2"/>3 <text:s text:c="4"/>4 <text:s text:c="5"/>... <text:s text:c="2"/>n+1</text:span></text:span></text:p>
        <text:p text:style-name="P1"><text:span text:style-name="Source_20_Text"><text:span text:style-name="T9"><text:s text:c="10"/></text:span></text:span><text:span text:style-name="Source_20_Text"><text:span text:style-name="T8">... <text:s text:c="9"/></text:span></text:span></text:p>
        <text:p text:style-name="P9"><text:span text:style-name="Source_20_Text"><text:span text:style-name="T8">n <text:s text:c="2"/>n+1 <text:s text:c="2"/>n+2 <text:s text:c="3"/>... <text:s text:c="2"/>2n-1</text:span></text:span></text:p>
        <text:p text:style-name="P17"/>
        <text:p text:style-name="P17"/>
        <text:p text:style-name="P17"/>
        <text:p text:style-name="P17"/>
        <text:p text:style-name="P17"/>
        <text:p text:style-name="P3">Enter value n, where n &lt; 50: <text:span text:style-name="T14">20</text:span></text:p>
        <text:p text:style-name="P5"><text:s/><text:span text:style-name="T1">1 <text:s/>2 <text:s/>3 <text:s/>4 <text:s/>5 <text:s/>6 <text:s/>7 <text:s/>8 <text:s/>9 10 11 12 13 14 15 16 17 18 19 20 </text:span></text:p>
        <text:p text:style-name="P5"><text:s/><text:span text:style-name="T1">2 <text:s/>3 <text:s/>4 <text:s/>5 <text:s/>6 <text:s/>7 <text:s/>8 <text:s/>9 10 11 12 13 14 15 16 17 18 19 20 21 </text:span></text:p>
        <text:p text:style-name="P5"><text:s/><text:span text:style-name="T1">3 <text:s/>4 <text:s/>5 <text:s/>6 <text:s/>7 <text:s/>8 <text:s/>9 10 11 12 13 14 15 16 17 18 19 20 21 22 </text:span></text:p>
        <text:p text:style-name="P5"><text:s/><text:span text:style-name="T1">4 <text:s/>5 <text:s/>6 <text:s/>7 <text:s/>8 <text:s/>9 10 11 12 13 14 15 16 17 18 19 20 21 22 23 </text:span></text:p>
        <text:p text:style-name="P5"><text:s/><text:span text:style-name="T1">5 <text:s/>6 <text:s/>7 <text:s/>8 <text:s/>9 10 11 12 13 14 15 16 17 18 19 20 21 22 23 24 </text:span></text:p>
        <text:p text:style-name="P5"><text:s/><text:span text:style-name="T1">6 <text:s/>7 <text:s/>8 <text:s/>9 10 11 12 13 14 15 16 17 18 19 20 21 22 23 24 25 </text:span></text:p>
        <text:p text:style-name="P5"><text:s/><text:span text:style-name="T1">7 <text:s/>8 <text:s/>9 10 11 12 13 14 15 16 17 18 19 20 21 22 23 24 25 26 </text:span></text:p>
        <text:p text:style-name="P5"><text:s/><text:span text:style-name="T1">8 <text:s/>9 10 11 12 13 14 15 16 17 18 19 20 21 22 23 24 25 26 27 </text:span></text:p>
        <text:p text:style-name="P5"><text:s/><text:span text:style-name="T1">9 10 11 12 13 14 15 16 17 18 19 20 21 22 23 24 25 26 27 28 </text:span></text:p>
        <text:p text:style-name="P6">10 11 12 13 14 15 16 17 18 19 20 21 22 23 24 25 26 27 28 29 </text:p>
        <text:p text:style-name="P6">11 12 13 14 15 16 17 18 19 20 21 22 23 24 25 26 27 28 29 30 </text:p>
        <text:p text:style-name="P6">12 13 14 15 16 17 18 19 20 21 22 23 24 25 26 27 28 29 30 31 </text:p>
        <text:p text:style-name="P6">13 14 15 16 17 18 19 20 21 22 23 24 25 26 27 28 29 30 31 32 </text:p>
        <text:p text:style-name="P6">14 15 16 17 18 19 20 21 22 23 24 25 26 27 28 29 30 31 32 33 </text:p>
        <text:p text:style-name="P6">15 16 17 18 19 20 21 22 23 24 25 26 27 28 29 30 31 32 33 34 </text:p>
        <text:p text:style-name="P6">16 17 18 19 20 21 22 23 24 25 26 27 28 29 30 31 32 33 34 35 </text:p>
        <text:p text:style-name="P6">17 18 19 20 21 22 23 24 25 26 27 28 29 30 31 32 33 34 35 36 </text:p>
        <text:p text:style-name="P6">18 19 20 21 22 23 24 25 26 27 28 29 30 31 32 33 34 35 36 37 </text:p>
        <text:p text:style-name="P6">19 20 21 22 23 24 25 26 27 28 29 30 31 32 33 34 35 36 37 38 </text:p>
        <text:p text:style-name="P28">20 21 22 23 24 25 26 27 28 29 30 31 32 33 34 35 36 37 38 39 </text:p>
      </text:section>
      <text:p text:style-name="P21">1. <text:s/>print out “Enter value n, where n &lt; 50:”</text:p>
      <text:p text:style-name="P21">2. <text:s/>read in n</text:p>
      <text:p text:style-name="P21">3. <text:s/>create matrix</text:p>
      <text:p text:style-name="P21"/>
      <text:p text:style-name="P21"><text:span text:style-name="T16">How to do 3 little by little: </text:span><text:s text:c="4"/>example: n = 10</text:p>
      <text:p text:style-name="P21"/>
      <text:p text:style-name="P21">1. how many rows (lines) do we want?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2. how many numbers per row? </text:p>
      <text:h text:style-name="P31" text:outline-level="3"/>
      <text:h text:style-name="P32" text:outline-level="3"/>
      <text:h text:style-name="P33" text:outline-level="3">Polynomial Evaluation:</text:h>
      <text:p text:style-name="P18"/>
      <text:p text:style-name="P4">Enter value for x: <text:span text:style-name="T14">3.1</text:span></text:p>
      <text:p text:style-name="P2">Enter polynomial to be evaluated (e.g. 3.1*x^2 - 2.0*x^1 + 1.1*x^0 = )</text:p>
      <text:p text:style-name="P7">0.75*x^5 - 1.8*x^3 + 0.3*x^2 + 1.1*x^1 =</text:p>
      <text:p text:style-name="P29">Result is 167.388</text:p>
      <text:section text:style-name="Sect3" text:name="Section3"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6"/>
        <text:p text:style-name="P20"><text:span text:style-name="T4">B</text:span><text:span text:style-name="T3">UT How to do without the pow function! :)</text:span></text:p>
        <text:p text:style-name="P23"/>
        <text:p text:style-name="P37">pow(x, power) = x*x*x …. x <text:s/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6"/>
        <text:p text:style-name="P38"/>
      </text:section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40:56.078761983</meta:creation-date>
    <dc:date>2022-09-16T10:14:40.936447827</dc:date>
    <meta:editing-duration>PT8M5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590" meta:character-count="2154" meta:non-whitespace-character-count="1421"/>
  </office:meta>
</office:document-meta>
</file>